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span text:style-name="T2">CODE OPTIMISATION</text:span></text:p>
      <text:p text:style-name="Preformatted_20_Text"><text:span text:style-name="T2"><text:tab/><text:tab/><text:tab/><text:tab/><text:tab/><text:tab/><text:tab/><text:tab/><text:tab/><text:tab/></text:span><text:span text:style-name="T4">Mohammed Farhan</text:span></text:p>
      <text:p text:style-name="Preformatted_20_Text"><text:span text:style-name="T4"><text:tab/><text:tab/><text:tab/><text:tab/><text:tab/><text:tab/><text:tab/><text:tab/><text:tab/><text:tab/>S7CSE-B18 </text:span></text:p>
      <text:p text:style-name="Preformatted_20_Text"/>
      <text:p text:style-name="Preformatted_20_Text"/>
      <text:p text:style-name="Preformatted_20_Text">#include&lt;stdio.h&gt;</text:p>
      <text:p text:style-name="Preformatted_20_Text">#include&lt;math.h&gt;</text:p>
      <text:p text:style-name="Preformatted_20_Text">#include&lt;string.h&gt;</text:p>
      <text:p text:style-name="Preformatted_20_Text">void push(char);</text:p>
      <text:p text:style-name="Preformatted_20_Text">char pop(void);</text:p>
      <text:p text:style-name="Preformatted_20_Text">int ISP(char);</text:p>
      <text:p text:style-name="Preformatted_20_Text">int ICP(char);</text:p>
      <text:p text:style-name="Preformatted_20_Text">int finder(char a);</text:p>
      <text:p text:style-name="Preformatted_20_Text">char S[100],expr[100],expr1[100],post[100],o,REGIS[100];</text:p>
      <text:p text:style-name="Preformatted_20_Text">int top,max,n,num=0,rnum=0;</text:p>
      <text:p text:style-name="Preformatted_20_Text">char item,x,y,j,res='0',rnumc='0';</text:p>
      <text:p text:style-name="Preformatted_20_Text">FILE *f1;</text:p>
      <text:p text:style-name="Preformatted_20_Text"></text:p>
      <text:p text:style-name="Preformatted_20_Text">struct inter</text:p>
      <text:p text:style-name="Preformatted_20_Text">{</text:p>
      <text:p text:style-name="Preformatted_20_Text"><text:s text:c="2"/>char operator, arg1,arg2,result;</text:p>
      <text:p text:style-name="Preformatted_20_Text">}INTER[10];</text:p>
      <text:p text:style-name="Preformatted_20_Text"></text:p>
      <text:p text:style-name="Preformatted_20_Text">main()</text:p>
      <text:p text:style-name="Preformatted_20_Text">{ </text:p>
      <text:p text:style-name="Preformatted_20_Text"><text:s text:c="2"/>int i,j,k=0,flag=0;</text:p>
      <text:p text:style-name="Preformatted_20_Text"><text:s text:c="2"/>top=-1,max=50;</text:p>
      <text:p text:style-name="Preformatted_20_Text"><text:s text:c="2"/></text:p>
      <text:p text:style-name="Preformatted_20_Text"><text:s text:c="2"/>printf("\n Enter the Infix expression : ");</text:p>
      <text:p text:style-name="Preformatted_20_Text"><text:s text:c="2"/>scanf("%s",expr);</text:p>
      <text:p text:style-name="Preformatted_20_Text"></text:p>
      <text:p text:style-name="Preformatted_20_Text"><text:s text:c="2"/>for(i=0;expr[i]!='\0';i++)</text:p>
      <text:p text:style-name="Preformatted_20_Text"><text:s text:c="4"/>{</text:p>
      <text:p text:style-name="Preformatted_20_Text"><text:s text:c="6"/>if(expr[i]=='=')</text:p>
      <text:p text:style-name="Preformatted_20_Text"><text:tab/>break;<text:tab/></text:p>
      <text:p text:style-name="Preformatted_20_Text"><text:s text:c="4"/>}</text:p>
      <text:p text:style-name="Preformatted_20_Text"></text:p>
      <text:p text:style-name="Preformatted_20_Text"><text:s text:c="2"/>if(expr[i]!='=')</text:p>
      <text:p text:style-name="Preformatted_20_Text"><text:s text:c="4"/>strcpy(expr1,expr);</text:p>
      <text:p text:style-name="Preformatted_20_Text"><text:s text:c="2"/>else</text:p>
      <text:p text:style-name="Preformatted_20_Text"><text:s text:c="4"/>{</text:p>
      <text:p text:style-name="Preformatted_20_Text"><text:s text:c="6"/>flag=1;</text:p>
      <text:p text:style-name="Preformatted_20_Text"><text:s text:c="6"/>for(j=i+1;expr[j]!='\0';j++,k++)</text:p>
      <text:p text:style-name="Preformatted_20_Text"><text:tab/>expr1[k]=expr[j];</text:p>
      <text:p text:style-name="Preformatted_20_Text"><text:s text:c="6"/>expr1[k]='\0';</text:p>
      <text:p text:style-name="Preformatted_20_Text"><text:s text:c="4"/>}</text:p>
      <text:p text:style-name="Preformatted_20_Text"><text:s text:c="2"/></text:p>
      <text:p text:style-name="Preformatted_20_Text"><text:s text:c="2"/>for(i=0;expr1[i]!='\0';i++);</text:p>
      <text:p text:style-name="Preformatted_20_Text"><text:s text:c="2"/>expr1[i]=')';</text:p>
      <text:p text:style-name="Preformatted_20_Text"><text:s text:c="2"/>expr1[i+1]='\0';</text:p>
      <text:p text:style-name="Preformatted_20_Text"><text:s text:c="2"/></text:p>
      <text:p text:style-name="Preformatted_20_Text"><text:s text:c="2"/>push('(');</text:p>
      <text:p text:style-name="Preformatted_20_Text"><text:s text:c="2"/>i=0,j=0;</text:p>
      <text:p text:style-name="Preformatted_20_Text"></text:p>
      <text:p text:style-name="Preformatted_20_Text"><text:s text:c="2"/>while(top&gt;-1)</text:p>
      <text:p text:style-name="Preformatted_20_Text"><text:s text:c="4"/>{</text:p>
      <text:p text:style-name="Preformatted_20_Text"><text:soft-page-break/><text:s text:c="6"/>x=pop();</text:p>
      <text:p text:style-name="Preformatted_20_Text"><text:s text:c="6"/>item=expr1[i]; <text:s text:c="2"/></text:p>
      <text:p text:style-name="Preformatted_20_Text"><text:s text:c="6"/></text:p>
      <text:p text:style-name="Preformatted_20_Text"><text:s text:c="6"/>if(isalpha(item))</text:p>
      <text:p text:style-name="Preformatted_20_Text"><text:tab/>{ </text:p>
      <text:p text:style-name="Preformatted_20_Text"><text:tab/> <text:s/>push(x);</text:p>
      <text:p text:style-name="Preformatted_20_Text"><text:tab/> <text:s/>post[j]=item;</text:p>
      <text:p text:style-name="Preformatted_20_Text"><text:tab/> <text:s/>i++,j++;</text:p>
      <text:p text:style-name="Preformatted_20_Text"><text:tab/>}</text:p>
      <text:p text:style-name="Preformatted_20_Text"><text:s text:c="6"/>else if(item==')')</text:p>
      <text:p text:style-name="Preformatted_20_Text"><text:tab/>while(x!='(')</text:p>
      <text:p text:style-name="Preformatted_20_Text"><text:tab/> <text:s/>{</text:p>
      <text:p text:style-name="Preformatted_20_Text"><text:tab/> <text:s text:c="3"/>post[j]=x;</text:p>
      <text:p text:style-name="Preformatted_20_Text"><text:tab/> <text:s text:c="3"/>i++,j++;</text:p>
      <text:p text:style-name="Preformatted_20_Text"><text:tab/> <text:s text:c="3"/>x=pop();</text:p>
      <text:p text:style-name="Preformatted_20_Text"><text:tab/> <text:s/>} </text:p>
      <text:p text:style-name="Preformatted_20_Text"><text:s text:c="6"/>else if((item=='+')||(item=='-')||(item=='*')||(item=='/')||(item=='^')||(item=='('))</text:p>
      <text:p text:style-name="Preformatted_20_Text"><text:tab/>if(ISP(x)&gt;=ICP(item))</text:p>
      <text:p text:style-name="Preformatted_20_Text"><text:tab/> <text:s/>{</text:p>
      <text:p text:style-name="Preformatted_20_Text"><text:tab/> <text:s text:c="3"/>while(ISP(x)&gt;=ICP(item))</text:p>
      <text:p text:style-name="Preformatted_20_Text"><text:tab/> <text:s text:c="5"/>{</text:p>
      <text:p text:style-name="Preformatted_20_Text"><text:tab/><text:tab/>post[j]=x;</text:p>
      <text:p text:style-name="Preformatted_20_Text"><text:tab/><text:tab/>j++;</text:p>
      <text:p text:style-name="Preformatted_20_Text"><text:tab/><text:tab/>x=pop();</text:p>
      <text:p text:style-name="Preformatted_20_Text"><text:tab/> <text:s text:c="5"/>}</text:p>
      <text:p text:style-name="Preformatted_20_Text"><text:tab/> <text:s text:c="3"/>push(x);</text:p>
      <text:p text:style-name="Preformatted_20_Text"><text:tab/> <text:s text:c="3"/>push(item);</text:p>
      <text:p text:style-name="Preformatted_20_Text"><text:tab/> <text:s text:c="3"/>i++;</text:p>
      <text:p text:style-name="Preformatted_20_Text"><text:tab/> <text:s/>}</text:p>
      <text:p text:style-name="Preformatted_20_Text"><text:tab/>else</text:p>
      <text:p text:style-name="Preformatted_20_Text"><text:tab/> <text:s/>{</text:p>
      <text:p text:style-name="Preformatted_20_Text"><text:tab/> <text:s text:c="3"/>push(x);</text:p>
      <text:p text:style-name="Preformatted_20_Text"><text:tab/> <text:s text:c="3"/>push(item);</text:p>
      <text:p text:style-name="Preformatted_20_Text"><text:tab/> <text:s text:c="3"/>i++;</text:p>
      <text:p text:style-name="Preformatted_20_Text"><text:tab/> <text:s/>}<text:tab/> </text:p>
      <text:p text:style-name="Preformatted_20_Text"><text:s text:c="4"/>}</text:p>
      <text:p text:style-name="Preformatted_20_Text"><text:s text:c="2"/>post[j]='\0';</text:p>
      <text:p text:style-name="Preformatted_20_Text"><text:s text:c="2"/>printf("\n The Postfix expression is :- ");</text:p>
      <text:p text:style-name="Preformatted_20_Text"><text:s text:c="2"/>if(flag==1)</text:p>
      <text:p text:style-name="Preformatted_20_Text"><text:s text:c="4"/>printf("%c%s=",expr[0],post);</text:p>
      <text:p text:style-name="Preformatted_20_Text"><text:s text:c="2"/>else</text:p>
      <text:p text:style-name="Preformatted_20_Text"><text:s text:c="4"/>printf("%s",post);</text:p>
      <text:p text:style-name="Preformatted_20_Text"></text:p>
      <text:p text:style-name="Preformatted_20_Text"><text:s text:c="2"/>top=-1; <text:s/></text:p>
      <text:p text:style-name="Preformatted_20_Text"><text:s text:c="2"/>n=0,i=0;</text:p>
      <text:p text:style-name="Preformatted_20_Text"><text:s text:c="2"/></text:p>
      <text:p text:style-name="Preformatted_20_Text"><text:s text:c="2"/>for(i=0;post[i]!='\0';i++);</text:p>
      <text:p text:style-name="Preformatted_20_Text"><text:s text:c="2"/></text:p>
      <text:p text:style-name="Preformatted_20_Text"><text:s text:c="2"/>if(flag==1)</text:p>
      <text:p text:style-name="Preformatted_20_Text"><text:s text:c="4"/>{</text:p>
      <text:p text:style-name="Preformatted_20_Text"><text:s text:c="6"/>push(expr[0]);</text:p>
      <text:p text:style-name="Preformatted_20_Text"><text:s text:c="6"/>post[i]='=';</text:p>
      <text:p text:style-name="Preformatted_20_Text"><text:s text:c="6"/>post[i+1]='#';</text:p>
      <text:p text:style-name="Preformatted_20_Text"><text:s text:c="6"/>post[i+2]='\0';</text:p>
      <text:p text:style-name="Preformatted_20_Text"><text:s text:c="4"/>}</text:p>
      <text:p text:style-name="Preformatted_20_Text"><text:s text:c="2"/>else</text:p>
      <text:p text:style-name="Preformatted_20_Text"><text:s text:c="4"/>{</text:p>
      <text:p text:style-name="Preformatted_20_Text"><text:soft-page-break/><text:s text:c="6"/>post[i]='#';</text:p>
      <text:p text:style-name="Preformatted_20_Text"><text:s text:c="6"/>post[i+1]='\0';</text:p>
      <text:p text:style-name="Preformatted_20_Text"><text:s text:c="4"/>}</text:p>
      <text:p text:style-name="Preformatted_20_Text">f1=fopen("10out","w");</text:p>
      <text:p text:style-name="Preformatted_20_Text"><text:s text:c="2"/>i=0;</text:p>
      <text:p text:style-name="Preformatted_20_Text"><text:s/>fprintf(f1,"\n.data\n");</text:p>
      <text:p text:style-name="Preformatted_20_Text"><text:s/>if(flag==1)</text:p>
      <text:p text:style-name="Preformatted_20_Text"><text:s/>{</text:p>
      <text:p text:style-name="Preformatted_20_Text"><text:tab/>fprintf(f1,"\t%c\tdb\t?\n",expr[0]);</text:p>
      <text:p text:style-name="Preformatted_20_Text"><text:s/>}</text:p>
      <text:p text:style-name="Preformatted_20_Text">while(post[i]!='#')</text:p>
      <text:p text:style-name="Preformatted_20_Text">{</text:p>
      <text:p text:style-name="Preformatted_20_Text"><text:tab/>if(isalpha(post[i]))</text:p>
      <text:p text:style-name="Preformatted_20_Text"><text:tab/>{</text:p>
      <text:p text:style-name="Preformatted_20_Text"><text:tab/><text:tab/>fprintf(f1,"\t%c\tdb\t?\n",post[i]);</text:p>
      <text:p text:style-name="Preformatted_20_Text"><text:tab/><text:tab/></text:p>
      <text:p text:style-name="Preformatted_20_Text"><text:tab/>}</text:p>
      <text:p text:style-name="Preformatted_20_Text"><text:tab/>i++;</text:p>
      <text:p text:style-name="Preformatted_20_Text">}</text:p>
      <text:p text:style-name="Preformatted_20_Text">fprintf(f1,".code\n");</text:p>
      <text:p text:style-name="Preformatted_20_Text">i=0;</text:p>
      <text:p text:style-name="Preformatted_20_Text">while(post[i]!='#')</text:p>
      <text:p text:style-name="Preformatted_20_Text">{</text:p>
      <text:p text:style-name="Preformatted_20_Text"><text:tab/>if(isalpha(post[i]))</text:p>
      <text:p text:style-name="Preformatted_20_Text"><text:tab/>{</text:p>
      <text:p text:style-name="Preformatted_20_Text"><text:tab/><text:tab/>for(k=0;k&lt;rnum;k++)</text:p>
      <text:p text:style-name="Preformatted_20_Text"><text:tab/><text:tab/></text:p>
      <text:p text:style-name="Preformatted_20_Text"><text:tab/><text:tab/><text:tab/>if(REGIS[k]==post[i])</text:p>
      <text:p text:style-name="Preformatted_20_Text"><text:tab/><text:tab/><text:tab/><text:tab/>break;</text:p>
      <text:p text:style-name="Preformatted_20_Text"><text:tab/><text:tab/><text:tab/>if(k==rnum)</text:p>
      <text:p text:style-name="Preformatted_20_Text"><text:tab/><text:tab/><text:tab/><text:tab/>{</text:p>
      <text:p text:style-name="Preformatted_20_Text"><text:tab/><text:tab/><text:tab/><text:tab/><text:tab/>REGIS[k]=post[i];<text:tab/></text:p>
      <text:p text:style-name="Preformatted_20_Text"><text:tab/><text:tab/><text:tab/><text:tab/><text:tab/>fprintf(f1,"\tLD R%d,%c\n",k,post[i]);</text:p>
      <text:p text:style-name="Preformatted_20_Text"><text:tab/><text:tab/><text:tab/><text:tab/><text:tab/>rnum++;</text:p>
      <text:p text:style-name="Preformatted_20_Text"><text:tab/><text:tab/><text:tab/><text:tab/>}</text:p>
      <text:p text:style-name="Preformatted_20_Text"><text:tab/><text:tab/><text:tab/>push(post[i]);</text:p>
      <text:p text:style-name="Preformatted_20_Text"><text:tab/><text:tab/><text:tab/></text:p>
      <text:p text:style-name="Preformatted_20_Text"><text:tab/><text:tab/></text:p>
      <text:p text:style-name="Preformatted_20_Text"><text:tab/><text:tab/>i++;</text:p>
      <text:p text:style-name="Preformatted_20_Text"><text:tab/>}</text:p>
      <text:p text:style-name="Preformatted_20_Text"><text:tab/>else if(post[i]=='+')</text:p>
      <text:p text:style-name="Preformatted_20_Text"><text:tab/>{</text:p>
      <text:p text:style-name="Preformatted_20_Text"><text:tab/><text:tab/>x=pop();</text:p>
      <text:p text:style-name="Preformatted_20_Text"><text:tab/><text:tab/>y=pop();</text:p>
      <text:p text:style-name="Preformatted_20_Text"><text:tab/><text:tab/>fprintf(f1,"\tADD R%d,R%d\n",finder(y),finder(x));</text:p>
      <text:p text:style-name="Preformatted_20_Text"><text:tab/><text:tab/>push(rnumc);</text:p>
      <text:p text:style-name="Preformatted_20_Text"><text:tab/><text:tab/>REGIS[finder(y)]=rnumc;</text:p>
      <text:p text:style-name="Preformatted_20_Text"><text:tab/><text:tab/>rnumc++;</text:p>
      <text:p text:style-name="Preformatted_20_Text"><text:tab/><text:tab/>i++;</text:p>
      <text:p text:style-name="Preformatted_20_Text"><text:tab/>}</text:p>
      <text:p text:style-name="Preformatted_20_Text"><text:tab/>else if(post[i]=='-')</text:p>
      <text:p text:style-name="Preformatted_20_Text"><text:tab/>{</text:p>
      <text:p text:style-name="Preformatted_20_Text"><text:tab/><text:tab/>x=pop();</text:p>
      <text:p text:style-name="Preformatted_20_Text"><text:tab/><text:tab/>y=pop();</text:p>
      <text:p text:style-name="Preformatted_20_Text"><text:tab/><text:tab/>fprintf(f1,"\tSUB R%d,R%d\n",finder(y),finder(x));</text:p>
      <text:p text:style-name="Preformatted_20_Text"><text:tab/><text:tab/>push(rnumc);</text:p>
      <text:p text:style-name="Preformatted_20_Text"><text:tab/><text:tab/>REGIS[finder(y)]=rnumc;</text:p>
      <text:p text:style-name="Preformatted_20_Text"><text:tab/><text:tab/>rnumc++;</text:p>
      <text:p text:style-name="Preformatted_20_Text"><text:soft-page-break/><text:tab/><text:tab/>i++;</text:p>
      <text:p text:style-name="Preformatted_20_Text"><text:tab/>}</text:p>
      <text:p text:style-name="Preformatted_20_Text"><text:tab/>else if(post[i]=='*')</text:p>
      <text:p text:style-name="Preformatted_20_Text"><text:tab/>{</text:p>
      <text:p text:style-name="Preformatted_20_Text"><text:tab/><text:tab/>x=pop();</text:p>
      <text:p text:style-name="Preformatted_20_Text"><text:tab/><text:tab/>y=pop();</text:p>
      <text:p text:style-name="Preformatted_20_Text"><text:tab/><text:tab/>fprintf(f1,"\tMUL R%d,R%d\n",finder(y),finder(x));</text:p>
      <text:p text:style-name="Preformatted_20_Text"><text:tab/><text:tab/>push(rnumc);</text:p>
      <text:p text:style-name="Preformatted_20_Text"><text:tab/><text:tab/>REGIS[finder(y)]=rnumc;</text:p>
      <text:p text:style-name="Preformatted_20_Text"><text:tab/><text:tab/>rnumc++;</text:p>
      <text:p text:style-name="Preformatted_20_Text"><text:tab/><text:tab/>i++;</text:p>
      <text:p text:style-name="Preformatted_20_Text"><text:tab/>}</text:p>
      <text:p text:style-name="Preformatted_20_Text"><text:tab/>else if(post[i]=='/')</text:p>
      <text:p text:style-name="Preformatted_20_Text"><text:tab/>{</text:p>
      <text:p text:style-name="Preformatted_20_Text"><text:tab/><text:tab/>x=pop();</text:p>
      <text:p text:style-name="Preformatted_20_Text"><text:tab/><text:tab/>y=pop();</text:p>
      <text:p text:style-name="Preformatted_20_Text"><text:tab/><text:tab/>fprintf(f1,"\tDIV R%d,R%d\n",finder(y),finder(x));</text:p>
      <text:p text:style-name="Preformatted_20_Text"><text:tab/><text:tab/>push(rnumc);</text:p>
      <text:p text:style-name="Preformatted_20_Text"><text:tab/><text:tab/>REGIS[finder(y)]=rnumc;</text:p>
      <text:p text:style-name="Preformatted_20_Text"><text:tab/><text:tab/>rnumc++;</text:p>
      <text:p text:style-name="Preformatted_20_Text"><text:tab/><text:tab/>i++;</text:p>
      <text:p text:style-name="Preformatted_20_Text"><text:tab/>}</text:p>
      <text:p text:style-name="Preformatted_20_Text"><text:tab/>else if(post[i]=='=')</text:p>
      <text:p text:style-name="Preformatted_20_Text"><text:tab/>{</text:p>
      <text:p text:style-name="Preformatted_20_Text"><text:tab/><text:tab/>x=pop();</text:p>
      <text:p text:style-name="Preformatted_20_Text"><text:tab/><text:tab/>fprintf(f1,"\tMOV %c,R%d\n",expr[0],finder(x));</text:p>
      <text:p text:style-name="Preformatted_20_Text"><text:tab/><text:tab/>i++;</text:p>
      <text:p text:style-name="Preformatted_20_Text"><text:tab/>}</text:p>
      <text:p text:style-name="Preformatted_20_Text"><text:tab/></text:p>
      <text:p text:style-name="Preformatted_20_Text"><text:tab/></text:p>
      <text:p text:style-name="Preformatted_20_Text">}</text:p>
      <text:p text:style-name="Preformatted_20_Text">printf("Code Generated\n");</text:p>
      <text:p text:style-name="Preformatted_20_Text">fclose(f1);</text:p>
      <text:p text:style-name="Preformatted_20_Text">}</text:p>
      <text:p text:style-name="Preformatted_20_Text">int ISP(char expr1)</text:p>
      <text:p text:style-name="Preformatted_20_Text">{ </text:p>
      <text:p text:style-name="Preformatted_20_Text"><text:s text:c="2"/>if(expr1=='^')</text:p>
      <text:p text:style-name="Preformatted_20_Text"><text:s text:c="4"/>return(3);</text:p>
      <text:p text:style-name="Preformatted_20_Text"><text:s text:c="2"/>if((expr1=='*')||(expr1=='/'))</text:p>
      <text:p text:style-name="Preformatted_20_Text"><text:s text:c="4"/>return(2);</text:p>
      <text:p text:style-name="Preformatted_20_Text"><text:s text:c="2"/>if((expr1=='+')||(expr1=='-'))</text:p>
      <text:p text:style-name="Preformatted_20_Text"><text:s text:c="4"/>return(1);</text:p>
      <text:p text:style-name="Preformatted_20_Text"><text:s text:c="2"/>if(expr1=='(')</text:p>
      <text:p text:style-name="Preformatted_20_Text"><text:s text:c="4"/>return(0);</text:p>
      <text:p text:style-name="Preformatted_20_Text">}</text:p>
      <text:p text:style-name="Preformatted_20_Text"></text:p>
      <text:p text:style-name="Preformatted_20_Text">int ICP(char expr1)</text:p>
      <text:p text:style-name="Preformatted_20_Text">{</text:p>
      <text:p text:style-name="Preformatted_20_Text"><text:s text:c="2"/>if(expr1=='^')</text:p>
      <text:p text:style-name="Preformatted_20_Text"><text:s text:c="4"/>return(4);</text:p>
      <text:p text:style-name="Preformatted_20_Text"><text:s text:c="2"/>if((expr1=='*')||(expr1=='/'))</text:p>
      <text:p text:style-name="Preformatted_20_Text"><text:s text:c="4"/>return(2);</text:p>
      <text:p text:style-name="Preformatted_20_Text"><text:s text:c="2"/>if((expr1=='+')||(expr1=='-'))</text:p>
      <text:p text:style-name="Preformatted_20_Text"><text:s text:c="4"/>return(1);</text:p>
      <text:p text:style-name="Preformatted_20_Text"><text:s text:c="2"/>if(expr1=='(')</text:p>
      <text:p text:style-name="Preformatted_20_Text"><text:s text:c="4"/>return(4);</text:p>
      <text:p text:style-name="Preformatted_20_Text">}</text:p>
      <text:p text:style-name="Preformatted_20_Text"></text:p>
      <text:p text:style-name="Preformatted_20_Text"><text:soft-page-break/>void push(char expr1)</text:p>
      <text:p text:style-name="Preformatted_20_Text">{</text:p>
      <text:p text:style-name="Preformatted_20_Text"><text:s text:c="2"/>top++;</text:p>
      <text:p text:style-name="Preformatted_20_Text"><text:s text:c="2"/>S[top]=expr1; <text:s text:c="5"/></text:p>
      <text:p text:style-name="Preformatted_20_Text">}</text:p>
      <text:p text:style-name="Preformatted_20_Text"></text:p>
      <text:p text:style-name="Preformatted_20_Text">char pop(void)</text:p>
      <text:p text:style-name="Preformatted_20_Text">{</text:p>
      <text:p text:style-name="Preformatted_20_Text"><text:s text:c="2"/>char a;</text:p>
      <text:p text:style-name="Preformatted_20_Text"><text:s text:c="2"/>a=S[top];</text:p>
      <text:p text:style-name="Preformatted_20_Text"><text:s text:c="2"/>top--;</text:p>
      <text:p text:style-name="Preformatted_20_Text"><text:s text:c="2"/>return(a); <text:s text:c="3"/></text:p>
      <text:p text:style-name="Preformatted_20_Text">}</text:p>
      <text:p text:style-name="Preformatted_20_Text">int finder(char a)</text:p>
      <text:p text:style-name="Preformatted_20_Text">{</text:p>
      <text:p text:style-name="Preformatted_20_Text"><text:tab/>int i;</text:p>
      <text:p text:style-name="Preformatted_20_Text"><text:tab/>for(i=0;i&lt;=rnum;i++)</text:p>
      <text:p text:style-name="Preformatted_20_Text"><text:tab/>{</text:p>
      <text:p text:style-name="Preformatted_20_Text"><text:tab/><text:tab/>if(REGIS[i]==a)</text:p>
      <text:p text:style-name="Preformatted_20_Text"><text:tab/><text:tab/><text:tab/>return(i);</text:p>
      <text:p text:style-name="Preformatted_20_Text"><text:tab/>}</text:p>
      <text:p text:style-name="Preformatted_20_Text"><text:tab/>printf("Error. Exiting %c",a);</text:p>
      <text:p text:style-name="Preformatted_20_Text"><text:tab/>exit(0);</text:p>
      <text:p text:style-name="Preformatted_20_Text"><text:tab/></text:p>
      <text:p text:style-name="Preformatted_20_Text">}</text:p>
      <text:p text:style-name="Preformatted_20_Text"><text:tab/></text:p>
      <text:p text:style-name="Preformatted_20_Text"></text:p>
      <text:p text:style-name="Preformatted_20_Text"/>
      <text:p text:style-name="P2">OUTPUT</text:p>
      <text:p text:style-name="Preformatted_20_Text">42813@user:/mnt/42813/compiler/intermediate$ ./a.out </text:p>
      <text:p text:style-name="Preformatted_20_Text"></text:p>
      <text:p text:style-name="Preformatted_20_Text"><text:s/>Enter the Infix expression : a=b*c</text:p>
      <text:p text:style-name="Preformatted_20_Text"></text:p>
      <text:p text:style-name="Preformatted_20_Text"><text:s/>The Postfix expression is :- abc*=Code Generated</text:p>
      <text:p text:style-name="Preformatted_20_Text"/>
      <text:p text:style-name="Preformatted_20_Text"/>
      <text:p text:style-name="Preformatted_20_Text"/>
      <text:p text:style-name="Preformatted_20_Text"></text:p>
      <text:p text:style-name="Preformatted_20_Text">.data</text:p>
      <text:p text:style-name="Preformatted_20_Text"><text:tab/>a<text:tab/>db<text:tab/>?</text:p>
      <text:p text:style-name="Preformatted_20_Text"><text:tab/>b<text:tab/>db<text:tab/>?</text:p>
      <text:p text:style-name="Preformatted_20_Text"><text:tab/>c<text:tab/>db<text:tab/>?</text:p>
      <text:p text:style-name="Preformatted_20_Text">.code</text:p>
      <text:p text:style-name="Preformatted_20_Text"><text:tab/>LD R0,b</text:p>
      <text:p text:style-name="Preformatted_20_Text"><text:tab/>LD R1,c</text:p>
      <text:p text:style-name="Preformatted_20_Text"><text:tab/>MUL R0,R1</text:p>
      <text:p text:style-name="Preformatted_20_Text"><text:tab/>MOV a,R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29:56</dc:date>
    <dc:creator>MOHAMMED N</dc:creator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5" meta:paragraph-count="270" meta:word-count="321" meta:character-count="3902" meta:non-whitespace-character-count="2977"/>
  </office:meta>
</office:document-meta>
</file>